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FElement.output( OutputStream os , int ind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MIFElement.setValu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FElement.addElement( MIF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FElement.MIFElement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FElement.finish( boolean dee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